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0f9cb" officeooo:paragraph-rsid="0030f9cb"/>
    </style:style>
    <style:style style:name="P2" style:family="paragraph" style:parent-style-name="Standard">
      <style:text-properties officeooo:rsid="0032b438" officeooo:paragraph-rsid="0032b438"/>
    </style:style>
    <style:style style:name="P3" style:family="paragraph" style:parent-style-name="Standard">
      <style:text-properties officeooo:rsid="003374b5" officeooo:paragraph-rsid="003374b5"/>
    </style:style>
    <style:style style:name="T1" style:family="text">
      <style:text-properties officeooo:rsid="0032b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lacing and Transforming part <text:span text:style-name="T1">3</text:span></text:p>
      <text:p text:style-name="P1"/>
      <text:p text:style-name="P2">Hello, in this video we will be talking about transforming</text:p>
      <text:p text:style-name="P2"/>
      <text:p text:style-name="P2">As you may have noticed, the std::replace functions are limited in that they can only replace a single value with another single value. What if we want to make more dynamic replacements? Can we do it in an algorithmic way? Well we can! Its called std::transform</text:p>
      <text:p text:style-name="P2"/>
      <text:p text:style-name="P2">Here are the signatures. Notice that the second version of transform takes in two ranges of input and an output iterator. </text:p>
      <text:p text:style-name="P2"/>
      <text:p text:style-name="P2">Std::transform applies the given callable object to a range of data and stores the result in another range. The unary operator must have the signature X function(const T&amp; t) or T&amp; t. the binary operator must have the signature X function(const T1&amp; t1, const T2&amp; t2), but does not need the const as long as it does not modify the values.</text:p>
      <text:p text:style-name="P2"/>
      <text:p text:style-name="P2">Remember that std::transform does not make in-place changes to your data set, for that you should use std::for_each. Also, std::transform does not guarantee in-order application of the operators. To apply a function to a sequence in-order, you must use std::for_each. Most of the time though, this really does not matter unless your callable is storing state. Lets take a look at some example code. <text:s text:c="2"/></text:p>
      <text:p text:style-name="P2"/>
      <text:p text:style-name="P3">&lt;transform.cpp&gt;</text:p>
      <text:p text:style-name="P3"/>
      <text:p text:style-name="P3">in the next video we will be covering swapping and rotating. Thank you for watc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bold" style:letter-kerning="true" style:font-size-asian="22pt" style:font-style-asian="normal" style:font-weight-asian="bold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vid_7e_LT_7e_Gliederung_20_1" style:display-name="Vivid~LT~Gliederung 1" style:family="paragraph" style:default-outline-level="">
      <style:paragraph-properties fo:margin-top="0in" fo:margin-bottom="0.1717in" loext:contextual-spacing="false" fo:text-align="start" style:justify-single-word="false" fo:orphans="2" fo:widows="2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Gliederung_20_2" style:display-name="Vivid~LT~Gliederung 2" style:family="paragraph" style:parent-style-name="Vivid_7e_LT_7e_Gliederung_20_1" style:default-outline-level="">
      <style:paragraph-properties fo:margin-top="0in" fo:margin-bottom="0.1563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_7e_LT_7e_Gliederung_20_3" style:display-name="Vivid~LT~Gliederung 3" style:family="paragraph" style:parent-style-name="Vivid_7e_LT_7e_Gliederung_20_2" style:default-outline-level="">
      <style:paragraph-properties fo:margin-top="0in" fo:margin-bottom="0.1181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_7e_LT_7e_Gliederung_20_4" style:display-name="Vivid~LT~Gliederung 4" style:family="paragraph" style:parent-style-name="Vivid_7e_LT_7e_Gliederung_20_3" style:default-outline-level="">
      <style:paragraph-properties fo:margin-top="0in" fo:margin-bottom="0.0783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5" style:display-name="Vivid~LT~Gliederung 5" style:family="paragraph" style:parent-style-name="Vivid_7e_LT_7e_Gliederung_20_4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6" style:display-name="Vivid~LT~Gliederung 6" style:family="paragraph" style:parent-style-name="Vivid_7e_LT_7e_Gliederung_20_5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7" style:display-name="Vivid~LT~Gliederung 7" style:family="paragraph" style:parent-style-name="Vivid_7e_LT_7e_Gliederung_20_6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8" style:display-name="Vivid~LT~Gliederung 8" style:family="paragraph" style:parent-style-name="Vivid_7e_LT_7e_Gliederung_20_7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9" style:display-name="Vivid~LT~Gliederung 9" style:family="paragraph" style:parent-style-name="Vivid_7e_LT_7e_Gliederung_20_8" style:default-outline-level="">
      <style:paragraph-properties fo:margin-top="0in" fo:margin-bottom="0.0398in" loext:contextual-spacing="fals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Titel" style:display-name="Vivid~LT~Titel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8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8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Untertitel" style:display-name="Vivid~LT~Untertitel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Notizen" style:display-name="Vivid~LT~Notizen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Hintergrundobjekte" style:display-name="Vivid~LT~Hintergrundobjekte" style:family="paragraph" style:default-outline-level="">
      <style:paragraph-properties fo:text-align="start" style:justify-single-word="false" fo:orphans="2" fo:widows="2" style:writing-mode="lr-tb"/>
      <style:text-properties fo:color="#dbf5f9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Vivid_7e_LT_7e_Hintergrund" style:display-name="Vivi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484848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57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6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Gliederung_20_1" style:display-name="Vivid1~LT~Gliederung 1" style:family="paragraph" style:default-outline-level="">
      <style:paragraph-properties fo:margin-top="0in" fo:margin-bottom="0.1957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Gliederung_20_2" style:display-name="Vivid1~LT~Gliederung 2" style:family="paragraph" style:parent-style-name="Vivid1_7e_LT_7e_Gliederung_20_1" style:default-outline-level="">
      <style:paragraph-properties fo:margin-top="0in" fo:margin-bottom="0.156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1_7e_LT_7e_Gliederung_20_3" style:display-name="Vivid1~LT~Gliederung 3" style:family="paragraph" style:parent-style-name="Vivid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4" style:display-name="Vivid1~LT~Gliederung 4" style:family="paragraph" style:parent-style-name="Vivid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5" style:display-name="Vivid1~LT~Gliederung 5" style:family="paragraph" style:parent-style-name="Vivid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6" style:display-name="Vivid1~LT~Gliederung 6" style:family="paragraph" style:parent-style-name="Vivid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7" style:display-name="Vivid1~LT~Gliederung 7" style:family="paragraph" style:parent-style-name="Vivid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8" style:display-name="Vivid1~LT~Gliederung 8" style:family="paragraph" style:parent-style-name="Vivid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Gliederung_20_9" style:display-name="Vivid1~LT~Gliederung 9" style:family="paragraph" style:parent-style-name="Vivid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Titel" style:display-name="Vivid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Untertitel" style:display-name="Vivid1~LT~Untertitel" style:family="paragraph" style:default-outline-level="">
      <style:paragraph-properties fo:text-align="center" style:justify-single-word="false" fo:orphans="2" fo:widows="2" style:writing-mode="lr-tb"/>
      <style:text-properties fo:color="#04617b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Notizen" style:display-name="Vivid1~LT~Notizen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1_7e_LT_7e_Hintergrundobjekte" style:display-name="Vivid1~LT~Hintergrundobjekte" style:family="paragraph" style:default-outline-level="">
      <style:paragraph-properties fo:text-align="start" style:justify-single-word="false" fo:orphans="2" fo:widows="2" style:writing-mode="lr-tb"/>
      <style:text-properties fo:color="#484848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Vivid1_7e_LT_7e_Hintergrund" style:display-name="Vivid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vid2_7e_LT_7e_Gliederung_20_1" style:display-name="Vivid2~LT~Gliederung 1" style:family="paragraph" style:default-outline-level="">
      <style:paragraph-properties fo:margin-top="0in" fo:margin-bottom="0.1957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Gliederung_20_2" style:display-name="Vivid2~LT~Gliederung 2" style:family="paragraph" style:parent-style-name="Vivid2_7e_LT_7e_Gliederung_20_1" style:default-outline-level="">
      <style:paragraph-properties fo:margin-top="0in" fo:margin-bottom="0.156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2_7e_LT_7e_Gliederung_20_3" style:display-name="Vivid2~LT~Gliederung 3" style:family="paragraph" style:parent-style-name="Vivid2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4" style:display-name="Vivid2~LT~Gliederung 4" style:family="paragraph" style:parent-style-name="Vivid2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5" style:display-name="Vivid2~LT~Gliederung 5" style:family="paragraph" style:parent-style-name="Vivid2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6" style:display-name="Vivid2~LT~Gliederung 6" style:family="paragraph" style:parent-style-name="Vivid2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7" style:display-name="Vivid2~LT~Gliederung 7" style:family="paragraph" style:parent-style-name="Vivid2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8" style:display-name="Vivid2~LT~Gliederung 8" style:family="paragraph" style:parent-style-name="Vivid2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Gliederung_20_9" style:display-name="Vivid2~LT~Gliederung 9" style:family="paragraph" style:parent-style-name="Vivid2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Titel" style:display-name="Vivid2~LT~Titel" style:family="paragraph" style:default-outline-level="">
      <style:paragraph-properties fo:text-align="start" style:justify-single-word="false" fo:orphans="2" fo:widows="2" style:writing-mode="lr-tb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Untertitel" style:display-name="Vivid2~LT~Untertitel" style:family="paragraph" style:default-outline-level="">
      <style:paragraph-properties fo:text-align="center" style:justify-single-word="false" fo:orphans="2" fo:widows="2" style:writing-mode="lr-tb"/>
      <style:text-properties fo:color="#04617b" style:text-outline="false" style:text-line-through-style="none" style:text-line-through-type="none" style:font-name="Source Sans Pro Black" fo:font-family="'Source Sans Pro Black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Notizen" style:display-name="Vivid2~LT~Notizen" style:family="paragraph" style:default-outline-level="">
      <style:paragraph-properties fo:margin-top="0in" fo:margin-bottom="0.0783in" loext:contextual-spacing="false" fo:line-height="11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2_7e_LT_7e_Hintergrundobjekte" style:display-name="Vivid2~LT~Hintergrundobjekte" style:family="paragraph" style:default-outline-level="">
      <style:paragraph-properties fo:text-align="start" style:justify-single-word="false" fo:orphans="2" fo:widows="2" style:writing-mode="lr-tb"/>
      <style:text-properties fo:color="#484848" style:font-name="Source Sans Pro" fo:font-family="'Source Sans Pro'" style:font-family-generic="roman" style:font-pitch="variable" fo:font-size="24pt" style:letter-kerning="true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Vivid2_7e_LT_7e_Hintergrund" style:display-name="Vivid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23:55.652530357</meta:creation-date>
    <dc:date>2019-03-21T22:16:30.848867143</dc:date>
    <meta:editing-duration>P2DT13H28M43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23" meta:character-count="1309" meta:non-whitespace-character-count="1090"/>
  </office:meta>
</office:document-meta>
</file>